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aListenerContainerParser.createContainerFactory( String factoryId , Element containerEle , ParserContext parserContext , PropertyValues commonContainerProperties , PropertyValues specificContainer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caListenerContainerParser.parseSpecificContainerProperties( Element containerEle , ParserContext parserContex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JcaListenerContainerParser.parseCommonContainerProperties( Element containerEle , ParserContext parser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caListenerContainerParser.createContainer( Element containerEle , Element listenerEle , ParserContext parserContext , PropertyValues commonContainerProperties , PropertyValues specificContainer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